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9e44" officeooo:paragraph-rsid="00129e44"/>
    </style:style>
    <style:style style:name="P2" style:family="paragraph" style:parent-style-name="Standard">
      <style:paragraph-properties fo:text-align="start" style:justify-single-word="false"/>
      <style:text-properties officeooo:rsid="00129e44" officeooo:paragraph-rsid="00129e44"/>
    </style:style>
    <style:style style:name="P3" style:family="paragraph" style:parent-style-name="Standard">
      <style:paragraph-properties fo:text-align="start" style:justify-single-word="false"/>
      <style:text-properties officeooo:rsid="0014642c" officeooo:paragraph-rsid="0014642c"/>
    </style:style>
    <style:style style:name="P4" style:family="paragraph" style:parent-style-name="Standard">
      <style:paragraph-properties fo:text-align="start" style:justify-single-word="false"/>
      <style:text-properties officeooo:rsid="00146f35" officeooo:paragraph-rsid="00146f35"/>
    </style:style>
    <style:style style:name="P5" style:family="paragraph" style:parent-style-name="Standard">
      <style:paragraph-properties fo:text-align="start" style:justify-single-word="false"/>
      <style:text-properties fo:font-weight="bold" officeooo:rsid="00129e44" officeooo:paragraph-rsid="00129e4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29e44" officeooo:paragraph-rsid="00129e4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e1b92" officeooo:paragraph-rsid="001e1b92"/>
    </style:style>
    <style:style style:name="P8" style:family="paragraph" style:parent-style-name="Standard">
      <style:paragraph-properties fo:text-align="start" style:justify-single-word="false"/>
      <style:text-properties officeooo:rsid="001e7da6" officeooo:paragraph-rsid="001e7da6"/>
    </style:style>
    <style:style style:name="P9" style:family="paragraph" style:parent-style-name="Standard">
      <style:paragraph-properties fo:text-align="start" style:justify-single-word="false"/>
      <style:text-properties officeooo:rsid="002207c8" officeooo:paragraph-rsid="002207c8"/>
    </style:style>
    <style:style style:name="P10" style:family="paragraph" style:parent-style-name="Standard">
      <style:paragraph-properties fo:text-align="center" style:justify-single-word="false"/>
      <style:text-properties officeooo:paragraph-rsid="0025862e"/>
    </style:style>
    <style:style style:name="P11" style:family="paragraph" style:parent-style-name="Standard">
      <style:paragraph-properties fo:text-align="start" style:justify-single-word="false"/>
      <style:text-properties officeooo:rsid="002207c8" officeooo:paragraph-rsid="002207c8"/>
    </style:style>
    <style:style style:name="P12" style:family="paragraph" style:parent-style-name="Standard">
      <style:paragraph-properties fo:text-align="center" style:justify-single-word="false"/>
      <style:text-properties officeooo:rsid="00129e44" officeooo:paragraph-rsid="00129e44"/>
    </style:style>
    <style:style style:name="P13" style:family="paragraph" style:parent-style-name="Standard">
      <style:paragraph-properties fo:text-align="start" style:justify-single-word="false"/>
      <style:text-properties officeooo:rsid="00129e44" officeooo:paragraph-rsid="00129e44"/>
    </style:style>
    <style:style style:name="P14" style:family="paragraph" style:parent-style-name="Standard">
      <style:paragraph-properties fo:text-align="start" style:justify-single-word="false"/>
      <style:text-properties officeooo:rsid="0014642c" officeooo:paragraph-rsid="0014642c"/>
    </style:style>
    <style:style style:name="T1" style:family="text">
      <style:text-properties officeooo:rsid="00146f35"/>
    </style:style>
    <style:style style:name="T2" style:family="text">
      <style:text-properties officeooo:rsid="0017442d"/>
    </style:style>
    <style:style style:name="T3" style:family="text">
      <style:text-properties officeooo:rsid="0018c2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6707" style:font-weight-asian="bold" style:font-weight-complex="bold"/>
    </style:style>
    <style:style style:name="T6" style:family="text">
      <style:text-properties fo:font-weight="bold" officeooo:rsid="00203ec7" style:font-weight-asian="bold" style:font-weight-complex="bold"/>
    </style:style>
    <style:style style:name="T7" style:family="text">
      <style:text-properties fo:font-weight="bold" officeooo:rsid="00249092" style:font-weight-asian="bold" style:font-weight-complex="bold"/>
    </style:style>
    <style:style style:name="T8" style:family="text">
      <style:text-properties fo:font-weight="bold" officeooo:rsid="0025862e" style:font-weight-asian="bold" style:font-weight-complex="bold"/>
    </style:style>
    <style:style style:name="T9" style:family="text">
      <style:text-properties fo:font-weight="bold" officeooo:rsid="0018c279" style:font-weight-asian="bold" style:font-weight-complex="bold"/>
    </style:style>
    <style:style style:name="T10" style:family="text">
      <style:text-properties officeooo:rsid="001a6707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fc248"/>
    </style:style>
    <style:style style:name="T13" style:family="text">
      <style:text-properties officeooo:rsid="00200823"/>
    </style:style>
    <style:style style:name="T14" style:family="text">
      <style:text-properties officeooo:rsid="00203ec7"/>
    </style:style>
    <style:style style:name="T15" style:family="text">
      <style:text-properties officeooo:rsid="0022920a"/>
    </style:style>
    <style:style style:name="T16" style:family="text">
      <style:text-properties officeooo:rsid="00249092"/>
    </style:style>
    <style:style style:name="T17" style:family="text">
      <style:text-properties officeooo:rsid="0025862e"/>
    </style:style>
    <style:style style:name="T18" style:family="text">
      <style:text-properties officeooo:rsid="00129e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ICHE UE PROJET – L3 INFORMATIQUE</text:p>
      <text:p text:style-name="P6"/>
      <text:p text:style-name="P10"><text:span text:style-name="T18">(à retourner complétée </text:span><text:span text:style-name="T7">sous format pdf </text:span><text:span text:style-name="T18">à : </text:span><text:a xlink:type="simple" xlink:href="mailto:line.jakubiec@univ-amu.fr" text:style-name="Internet_20_link" text:visited-style-name="Visited_20_Internet_20_Link"><text:span text:style-name="T18">line.jakubiec@univ-amu.fr</text:span></text:a><text:span text:style-name="T18"> </text:span></text:p>
      <text:p text:style-name="P10"/>
      <text:p text:style-name="P10"><text:span text:style-name="T3">et avant le </text:span><text:span text:style-name="T8">mardi</text:span><text:span text:style-name="T9"> </text:span><text:span text:style-name="T8">20</text:span><text:span text:style-name="T9">/04/202</text:span><text:span text:style-name="T7">1</text:span><text:span text:style-name="T16"> </text:span><text:span text:style-name="T17">pour les étudiants de Luminy</text:span></text:p>
      <text:p text:style-name="P10"/>
      <text:p text:style-name="P10"><text:span text:style-name="T17">et avant le </text:span><text:span text:style-name="T8">vendredi 23/04/2021</text:span><text:span text:style-name="T17"> pour les étudiants d’Aix-en-Provence</text:span><text:span text:style-name="T3">)</text:span></text:p>
      <text:p text:style-name="P1"/>
      <text:p text:style-name="P1"/>
      <text:p text:style-name="P1"/>
      <text:p text:style-name="P5">NOM DU PROJET :</text:p>
      <text:p text:style-name="P2"/>
      <text:p text:style-name="P2"/>
      <text:p text:style-name="P2"><text:span text:style-name="T4">Nom et prénom</text:span> des étudiants participant au projet (6 étudiants maximum par projet) :</text:p>
      <text:p text:style-name="P2"/>
      <text:p text:style-name="P2">1)</text:p>
      <text:p text:style-name="P2"/>
      <text:p text:style-name="P2">2)</text:p>
      <text:p text:style-name="P2"/>
      <text:p text:style-name="P2">3)</text:p>
      <text:p text:style-name="P2"/>
      <text:p text:style-name="P2">4)</text:p>
      <text:p text:style-name="P2"/>
      <text:p text:style-name="P2">5)</text:p>
      <text:p text:style-name="P2"/>
      <text:p text:style-name="P2">6)</text:p>
      <text:p text:style-name="P2"/>
      <text:p text:style-name="P2"/>
      <text:p text:style-name="P9"><text:span text:style-name="T4">Site</text:span> (Aix <text:span text:style-name="T15">et/</text:span>ou Luminy) :</text:p>
      <text:p text:style-name="P9"/>
      <text:p text:style-name="P9"/>
      <text:p text:style-name="P3"><text:span text:style-name="T6">Uniquement s</text:span><text:span text:style-name="T4">i il s’agit d’un sujet proposé par le groupe d’étudiants</text:span>, description succincte du projet (10 lignes maximum) <text:span text:style-name="T2">en mettant en avant les principales difficultés et/ou originalités </text:span>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4">Pourquoi avoir choisi ce projet ?</text:span> (motivations à exposer en autant de lignes qu’il y a d’étudiants dans le groupe, <text:span text:style-name="T10">et </text:span><text:span text:style-name="T5">pour tous les sujets</text:span>)</text:p>
      <text:p text:style-name="P4"/>
      <text:p text:style-name="P4">1)</text:p>
      <text:p text:style-name="P4"/>
      <text:p text:style-name="P4">2)</text:p>
      <text:p text:style-name="P4"/>
      <text:p text:style-name="P4">3)</text:p>
      <text:p text:style-name="P4"/>
      <text:p text:style-name="P4">4)</text:p>
      <text:p text:style-name="P4"/>
      <text:p text:style-name="P4">5)</text:p>
      <text:p text:style-name="P4"/>
      <text:p text:style-name="P4">6)</text:p>
      <text:p text:style-name="P4"/>
      <text:p text:style-name="P3"/>
      <text:p text:style-name="P3"/>
      <text:p text:style-name="P3"/>
      <text:p text:style-name="P3"/>
      <text:p text:style-name="P3"/>
      <text:p text:style-name="P7"><text:span text:style-name="T4">Si cela est possible</text:span>, listez les <text:span text:style-name="T4">fonctionnalités principales de l’application</text:span> que vous souhaitez développer (<text:span text:style-name="T14">au moins autant de </text:span>fonctionnalités<text:span text:style-name="T1"> qu’il y a d’étudiants dans le groupe, et </text:span><text:span text:style-name="T5">pour tous les sujets</text:span><text:span text:style-name="T1">).</text:span></text:p>
      <text:p text:style-name="P7"/>
      <text:p text:style-name="P8"><text:span text:style-name="T11">Exemple</text:span><text:span text:style-name="T12">s</text:span><text:span text:style-name="T11"> de fonctionnalités </text:span>: pour le sujet « Gestion de bibliothèque » : réservation d’un livre par un adhérent, <text:span text:style-name="T13">emprunt d’un exemplaire de livre par un adhérent, ...</text:span> ; pour le sujet « Gestion d’une compagnie d’assurance » : création d’un sinistre, <text:span text:style-name="T13">radiation d’un adhérent, création d’un contrat d’assurance...</text:span> ; etc...)</text:p>
      <text:p text:style-name="P7"/>
      <text:p text:style-name="P7">1)</text:p>
      <text:p text:style-name="P7"/>
      <text:p text:style-name="P7">2)</text:p>
      <text:p text:style-name="P7"/>
      <text:p text:style-name="P7">3)</text:p>
      <text:p text:style-name="P7"/>
      <text:p text:style-name="P7">4)</text:p>
      <text:p text:style-name="P7"/>
      <text:p text:style-name="P7">5)</text:p>
      <text:p text:style-name="P7"/>
      <text:p text:style-name="P7">6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2T09:23:45.589216888</meta:creation-date>
    <dc:date>2021-04-16T17:57:03.990458716</dc:date>
    <meta:editing-duration>PT1H16M53S</meta:editing-duration>
    <meta:editing-cycles>24</meta:editing-cycles>
    <meta:generator>LibreOffice/6.4.6.2$Linux_X86_64 LibreOffice_project/40$Build-2</meta:generator>
    <meta:document-statistic meta:table-count="0" meta:image-count="0" meta:object-count="0" meta:page-count="2" meta:paragraph-count="29" meta:word-count="209" meta:character-count="1245" meta:non-whitespace-character-count="1063"/>
  </office:meta>
</office:document-meta>
</file>